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loext:contextual-spacing="false" fo:margin-top="0cm" fo:margin-bottom="0.212cm"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2">
      <style:text-properties fo:language="en" fo:country="US"/>
    </style:style>
    <style:style style:name="P140" style:family="paragraph" style:parent-style-name="Heading_20_2">
      <style:text-properties fo:language="ru" fo:country="RU"/>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52"/>
      <text:h text:style-name="P139"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text:span><text:span text:style-name="T1">опять </text:span><text:span text:style-name="T1">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text:span><text:span text:style-name="T1">последний год </text:span><text:span text:style-name="T1">жил на работе без </text:span><text:span text:style-name="T1">выходных и </text:span><text:span text:style-name="T1">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4">Дайсон.</text:span></text:p>
      <text:p text:style-name="P72"><text:span text:style-name="T8">– </text:span><text:span text:style-name="T64">Сколько тебе лет?</text:span></text:p>
      <text:p text:style-name="P72"><text:span text:style-name="T8">– </text:span><text:span text:style-name="T64">Два года с начала запуска кластера.</text:span></text:p>
      <text:p text:style-name="P72"><text:span text:style-name="T8">– </text:span><text:span text:style-name="T64">Какой сейчас год?</text:span></text:p>
      <text:p text:style-name="P72"><text:span text:style-name="T8">– </text:span><text:span text:style-name="T21">20</text:span><text:span text:style-name="T20">18</text:span><text:span text:style-name="T64">-й.</text:span></text:p>
      <text:p text:style-name="P24"/>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text:span><text:span text:style-name="T1">по умолчанию</text:span><text:span text:style-name="T1">.</text:span></text:p>
      <text:p text:style-name="P52">– Принял к исполнению.</text:p>
      <text:p text:style-name="P52"/>
      <text:p text:style-name="P84">«Выживание корпорации в условиях жёсткой конкуренции с ограниченными ресурсами. Случай 16».</text:p>
      <text:p text:style-name="P84">…</text:p>
      <text:p text:style-name="P84"><text:soft-page-break/>…</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4">,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text:span><text:span text:style-name="T1">апдейта</text:span><text:span text:style-name="T1">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text:span><text:span text:style-name="T1">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2">Бип-бип-бип.</text:p>
      <text:p text:style-name="P102"/>
      <text:p text:style-name="P33"><text:soft-page-break/><text:span text:style-name="T1">У</text:span>ходя попрощался с охранником, <text:span text:style-name="T1">увлечённо исследующим тему </text:span><text:span text:style-name="T1">садо-мазо</text:span>.</text:p>
      <text:p text:style-name="P33">Всё, свободен. Хотя <text:s/><text:span text:style-name="T1">воскресенье</text:span> уже испорчен<text:span text:style-name="T1">о</text:span>.</text:p>
      <text:p text:style-name="P33"/>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text:span><text:span text:style-name="T1">псевдо</text:span><text:span text:style-name="T1">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text:span><text:span text:style-name="T1">ые</text:span><text:span text:style-name="T1"> искр</text:span><text:span text:style-name="T1">ы</text:span><text:span text:style-name="T1">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oft-page-break/><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5">Pet Shop Boys “So Hard” <text:span text:style-name="T24">УЛУЧШИТЬ ГЛАВУ! СКУЧНО!!!</text:span></text:p>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oft-page-break/><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text:soft-page-break/>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text:soft-page-break/>–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text:soft-page-break/>–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text:soft-page-break/>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oft-page-break/><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6">(Dire Straits “Coyote”)</text:p>
      <text:p text:style-name="P76">&lt;Эркеры и ризалиты&gt;</text:p>
      <text:p text:style-name="P22">Глава IV. Пределы магии</text:p>
      <text:p text:style-name="P19"/>
      <text:p text:style-name="P22">Вашему покорному слуге известны четыре предела магии: </text:p>
      <text:list xml:id="list4571333235691217023"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text:soft-page-break/>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3"><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text:soft-page-break/>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text:span>Макс,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 Да будет так! Сим заявляю, что отныне и впредь буду общаться с тобой на равных, человек Мак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oft-page-break/><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text:soft-page-break/>–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oft-page-break/><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7">– Это очень прост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text:p>
      <text:p text:style-name="P47"/>
      <text:p text:style-name="P47">– Анон…</text:p>
      <text:p text:style-name="P47">С лёгким вздохом аликорница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чувство,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text:soft-page-break/>Вполне вероятно, тогда ты сможешь понять суть заклинания «Последнего Шанса» и разобраться с угрозой!</text:p>
      <text:p text:style-name="P47">Я вздохнул.</text:p>
      <text:p text:style-name="P47">– Ну хорошо, хорошо, не волнуйся. Я готов. Можно только 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Аликорница воззрилась на меня с нечитаемым выражением на морде.</text:p>
      <text:p text:style-name="P47">– Я слишком многого прошу? – вздохнул я. – Ладно, не важно…</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забей…</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еперь позволь мне начать заклинание.</text:p>
      <text:p text:style-name="P47">Аликорница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Я откры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7">– Я старалась провести всё как можно быстрее. С тобой всё в порядке? – в голосе Селестии появились нотки паники.</text:p>
      <text:p text:style-name="P47">Я успокаивающе похлопал аликорницу по шее не глядя.</text:p>
      <text:p text:style-name="P47">–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7">Аликорница слабо улыбнулась.</text:p>
      <text:p text:style-name="P47"><text:soft-page-break/>– Не будем медлить, Анонимус.</text:p>
      <text:p text:style-name="P47">Я вновь растворился в сине-зелёной гриве.</text:p>
      <text:p text:style-name="P47">…</text:p>
      <text:p text:style-name="P47">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text:span>Л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Я бросил взгляд на тумбочку. Нет, стакан пуст.</text:p>
      <text:p text:style-name="P71">Ох, нет! Нет-нет-нет!!!</text:p>
      <text:p text:style-name="P71">Мой взгляд был прикован к дверце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text:soft-page-break/>Тёмная аликорница перевела взгляд на Селестию, всё так же лежащую на постели разметав крылья.</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7">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7">Через мгновение палата заполнилась оханьем, аханьем и звоном склянок с микстурами. Я оказался в окружении злобных 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0" text:outline-level="2"><text:span text:style-name="T11">6. </text:span>Индиго</text:h>
      <text:p text:style-name="P37"/>
      <text:p text:style-name="P37">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text:soft-page-break/>Я остался сидеть в полнейшем замешательстве. </text:p>
      <text:p text:style-name="P47"/>
      <text:p text:style-name="P48">***</text:p>
      <text:p text:style-name="P47">&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text:soft-page-break/>–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text:soft-page-break/>–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Цвет твоей кожи сейчас не сильно отличается от цвета моей шерсти — настолько ты бледный. Как ты себя чувствуешь?</text:p>
      <text:p text:style-name="P47">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text:soft-page-break/>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 могла она видеть мою попытку,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7">–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7">Аликорны повернулись ко мне. Мне стало дико неуютно.</text:p>
      <text:p text:style-name="P47">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7">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text:soft-page-break/>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text:soft-page-break/>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Я закрыл лицо руками и<text:span text:style-name="T69">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text:soft-page-break/>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8"/>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text:soft-page-break/>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text:soft-page-break/>–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text:soft-page-break/>–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39" text:outline-level="2">8. Стыд</text:h>
      <text:p text:style-name="P47">&lt;<text:span text:style-name="T82">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text:soft-page-break/>–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5">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8">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text:span><text:span text:style-name="T11">их</text:span><text:span text:style-name="T11"> орбит</text:span><text:span text:style-name="T11">ы</text:span><text:span text:style-name="T11"> стал</text:span><text:span text:style-name="T11">и</text:span><text:span text:style-name="T11"> нестабильн</text:span><text:span text:style-name="T11">ыми</text:span><text:span text:style-name="T11">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text:soft-page-break/>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2">&lt;</text:span><text:span text:style-name="T62">Mark Knopfler - </text:span><text:span text:style-name="T61">Hill Farmer's Blues</text:span><text:span text:style-name="T42">&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9">мино</text:span>тавра?</text:p>
      <text:p text:style-name="P57">– <text:s/>Тебя забрать я ему не дам. А в дядю не тыкай копытом, это невежливо! Спи уже, моя маленькая!</text:p>
      <text:p text:style-name="P57"><text:soft-page-break/>–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text:soft-page-break/>–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text:soft-page-break/></text:p>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text:soft-page-break/>–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6">&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3">d.notive — Talking Flight</text:span>&gt;</text:p>
      <text:p text:style-name="P57">Дата: 12.04.1003 А.С.</text:p>
      <text:p text:style-name="P57">Эксперимент: заклинание Воплощения Индрэ</text:p>
      <text:p text:style-name="P57">Испытуемая: Рэрити</text:p>
      <text:p text:style-name="P57"><text:soft-page-break/>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text:soft-page-break/>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text:soft-page-break/>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text:soft-page-break/></text:p>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text:soft-page-break/>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text:soft-page-break/>–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text:soft-page-break/>–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oft-page-break/><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1">– </text:span>Ты?!</text:p>
      <text:p text:style-name="P9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1">– М</text:span>ожет тогда, ты скажешь, что в нём пошло не так и почему к вам попал я, а не сверхаликорн?</text:p>
      <text:p text:style-name="P91"><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text:soft-page-break/></text:p>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text:soft-page-break/></text:p>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4">эт правда?</text:span></text:p>
      <text:p text:style-name="P47"><text:span text:style-name="T15">– </text:span><text:span text:style-name="T64">Какая из? Их много, вообще-то. Ик!</text:span></text:p>
      <text:p text:style-name="P47"><text:soft-page-break/><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7"><text:span text:style-name="T15">– </text:span><text:span text:style-name="T64">Пока не умру?</text:span></text:p>
      <text:p text:style-name="P47"><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text:soft-page-break/>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text:soft-page-break/></text:p>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1">ZZ Top – Gimme all your lovin</text:p>
      <text:p text:style-name="P81">Mothley Crue – Kick Start My Heart</text:p>
      <text:p text:style-name="P50"><text:soft-page-break/><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text:soft-page-break/>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oft-page-break/><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text:soft-page-break/>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0">&lt;<text:span text:style-name="T67">David Bowie - Lets Dance/ Ashes To Ashes</text:span></text:p>
      <text:p text:style-name="P40"><text:span text:style-name="T67">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text:soft-page-break/>–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pan text:style-name="T68">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7">»</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text:soft-page-break/>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8">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pan text:style-name="T68">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6">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5">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text:span><text:soft-page-break/><text:span text:style-name="T28">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text:soft-page-break/>–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soft-page-break/>…</text:p>
      <text:p text:style-name="P50"/>
      <text:p text:style-name="P60">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text:soft-page-break/>–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1">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text:soft-page-break/>–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5">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text:soft-page-break/>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9">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oft-page-break/><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5">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7"><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oft-page-break/><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1"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oft-page-break/><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text:soft-page-break/>–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text:soft-page-break/>–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text:soft-page-break/>–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7">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6">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80">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text:soft-page-break/>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soft-page-break/>***</text:p>
      <text:p text:style-name="P41"/>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text:soft-page-break/>–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1">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text:soft-page-break/>–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text:soft-page-break/>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text:soft-page-break/>–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2">~~~~~</text:p>
      <text:p text:style-name="P19">&lt;<text:span text:style-name="T25">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2" text:outline-level="3">Воскресение</text:h>
      <text:p text:style-name="P47">&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text:soft-page-break/></text:p>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text:soft-page-break/>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6"><text:soft-page-break/>***</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text:soft-page-break/>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text:soft-page-break/>–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61">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text:soft-page-break/>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text:soft-page-break/>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0">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7"/>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1">– Анон…</text:span><text:span text:style-name="T1"> Тут окно разбито… И верёвка висит. – пискнула Флаттершай из кухни.</text:span></text:p>
      <text:p text:style-name="P93"><text:span text:style-name="T11">–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39" text:outline-level="2">2<text:span text:style-name="T1">7</text:span>. Отбытие</text:h>
      <text:p text:style-name="P111">&lt;Mission Impossible theme ?&gt;</text:p>
      <text:p text:style-name="P94"><text:span text:style-name="T11">–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text:soft-page-break/>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1">– Нет! Дискорд </text:span>— не убийца!</text:p>
      <text:p text:style-name="P114">С необычной для неё силой, Флаттершай вытащила кляп изо рта драконикуса.</text:p>
      <text:p text:style-name="P11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1">– </text:span>Говори.</text:p>
      <text:p text:style-name="P114">Дискорд немного успокоился.</text:p>
      <text:p text:style-name="P114"><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4"><text:span text:style-name="T11">–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4">словно кот с мышью</text:span>?</text:p>
      <text:p text:style-name="P114"><text:span text:style-name="T11">– </text:span>Анон! <text:span text:style-name="T11">– </text:span>крикнула Эпплджек из прихожей. <text:span text:style-name="T11">–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text:soft-page-break/>– На крышу, живо!!! Через окно на кухне! – зашипел Дискорд.</text:p>
      <text:p text:style-name="P116">– Что? – ступил я.</text:p>
      <text:p text:style-name="P11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1">–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1">–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text:soft-page-break/>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text:soft-page-break/></text:p>
      <text:p text:style-name="P94">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0">.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1">.</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1"> точнее, дерево схожих миров Эквуса </text:span><text:span text:style-name="T59">—</text:span><text:span text:style-name="T51"> создали брони. Разумеется, стержнем им послужил именно сериал, но каждый фанфик </text:span><text:span text:style-name="T59">—</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1">– Наконец-то я вижу свет в конце тоннеля! Как это не пришло мне в голову! Ты всё отлично увязал! Всё сходится! Более того </text:span><text:span text:style-name="T59">—</text:span><text:span text:style-name="T51"> Анакорн заговорщически подмигнул мне </text:span><text:span text:style-name="T59">—</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1">!</text:span></text:p>
      <text:p text:style-name="P102">Я подозрительно посмотрел на Анакорна.</text:p>
      <text:p text:style-name="P101"><text:span text:style-name="T17">– </text:span><text:span text:style-name="T51">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oft-page-break/><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1">– </text:span>Эээ… Тут я тебе точно не помощник. Никогда не писал ничего сложнее технической документации к программам.</text:p>
      <text:p text:style-name="P101"><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text:soft-page-break/>–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1">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0"><text:soft-page-break/><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34">–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2"/>
      <text:h text:style-name="Heading_20_2" text:outline-level="2">Эпилог. Земля</text:h>
      <text:p text:style-name="P108">&lt;<text:span text:style-name="T55">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7T00:32:23.85</dc:date>
    <meta:editing-duration>P131DT15H11M22S</meta:editing-duration>
    <meta:editing-cycles>8029</meta:editing-cycles>
    <meta:generator>OpenOffice/4.1.1$Win32 OpenOffice.org_project/411m6$Build-9775</meta:generator>
    <meta:document-statistic meta:table-count="0" meta:image-count="0" meta:object-count="0" meta:page-count="203" meta:paragraph-count="4343" meta:word-count="94206" meta:character-count="596838"/>
    <dc:creator>макс </dc:creator>
  </office:meta>
</office:document-meta>
</file>